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ahoma" svg:font-family="Tahoma, Genev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style:font-name="Times New Roman" fo:letter-spacing="normal"/>
    </style:style>
    <style:style style:name="T5" style:family="text">
      <style:text-properties fo:font-variant="normal" fo:text-transform="none" fo:color="#222222" style:font-name="Times New Roman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Times New Roman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Tahoma" fo:font-size="9pt" fo:letter-spacing="normal" fo:font-style="normal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font-size="9pt" fo:letter-spacing="normal" fo:font-style="normal" fo:font-weight="normal"/>
    </style:style>
    <style:style style:name="T11" style:family="text">
      <style:text-properties style:font-name="Times New Roma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tody zliczania obiektów</text:p>
      <text:p text:style-name="P1"/>
      <text:p text:style-name="P1"/>
      <text:list xml:id="list7245197014401889837" text:style-name="L1">
        <text:list-item>
          <text:p text:style-name="P6">Metoda Bijektywna</text:p>
        </text:list-item>
      </text:list>
      <text:p text:style-name="P2"><text:tab/></text:p>
      <text:p text:style-name="P2"><text:tab/>Metoda Bijektywna zliczania obiektów kombinatorycznych polega na wskazaniu bijekcji[*] (<text:span text:style-name="T11"> pomiędzy badanym obiektem, a obiektem, któr</text:span>ego ilość elementów znamy. </text:p>
      <text:p text:style-name="P2"/>
      <text:p text:style-name="P2"><text:tab/>* Funkcja, która jest jed<text:span text:style-name="T11">nocześnie </text:span><text:span text:style-name="T5">różnowartościow i „na”. Innymi słowy, </text:span><text:span text:style-name="T6">bijekcja </text:span><text:span text:style-name="T5">to funkcja (relacja) taka, że każdemu elementowi obrazu odpowiada dokładnie jeden element dziedziny</text:span><text:span text:style-name="T11">).</text:span></text:p>
      <text:p text:style-name="P2"/>
      <text:p text:style-name="P2"/>
      <text:p text:style-name="P2"/>
      <text:p text:style-name="P2"/>
      <text:p text:style-name="P2"/>
      <text:p text:style-name="P2"/>
      <text:list xml:id="list40613337" text:continue-numbering="true" text:style-name="L1">
        <text:list-item>
          <text:p text:style-name="P6">Wzór włączeń i wyłączeń</text:p>
          <text:p text:style-name="P3"/>
          <text:p text:style-name="P4"><text:span text:style-name="T9">Ogólna zasada włączeń i wyłączeń mówi nam, że aby obliczyć ilość elementów w sumie zbiorów </text:span><draw:frame draw:style-name="fr1" draw:name="grafika1" text:anchor-type="as-char" svg:width="0.423cm" svg:height="0.344cm" draw:z-index="0"><draw:image xlink:href="http://informatyka.wroc.pl/files/tex/cef3df658f77e7db436390de4fa6fe9336ce0308.png" xlink:type="simple" xlink:show="embed" xlink:actuate="onLoad"/></draw:frame><text:span text:style-name="T9">, </text:span><draw:frame draw:style-name="fr1" draw:name="grafika2" text:anchor-type="as-char" svg:width="0.45cm" svg:height="0.344cm" draw:z-index="1"><draw:image xlink:href="http://informatyka.wroc.pl/files/tex/5faf2465e25f72af51dd8fa465d5c90ae423ffb0.png" xlink:type="simple" xlink:show="embed" xlink:actuate="onLoad"/></draw:frame><text:span text:style-name="T9">, ..., </text:span><draw:frame draw:style-name="fr1" draw:name="grafika3" text:anchor-type="as-char" svg:width="0.476cm" svg:height="0.344cm" draw:z-index="2"><draw:image xlink:href="http://informatyka.wroc.pl/files/tex/6dff04c76cd1cb6b7a54167a546f1051f6db5dc6.png" xlink:type="simple" xlink:show="embed" xlink:actuate="onLoad"/></draw:frame><text:span text:style-name="T8"> </text:span><text:span text:style-name="T9">należy policzyć przecięcia wszystkich możliwych zbiorów i zsumować je. Te króte zawierają nieparzystą ilość zbiorów ze znakiem plus, te które mają parzystą ze znakiem minus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ahoma" svg:font-family="Tahoma, Genev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27S</meta:editing-duration>
    <meta:editing-cycles>3</meta:editing-cycles>
    <meta:generator>OpenOffice/4.1.5$Win32 OpenOffice.org_project/415m1$Build-9789</meta:generator>
    <dc:date>2019-10-13T20:40:25.85</dc:date>
    <meta:document-statistic meta:table-count="0" meta:image-count="3" meta:object-count="0" meta:page-count="1" meta:paragraph-count="7" meta:word-count="98" meta:character-count="694"/>
    <meta:user-defined meta:name="Info 1"/>
    <meta:user-defined meta:name="Info 2"/>
    <meta:user-defined meta:name="Info 3"/>
    <meta:user-defined meta:name="Info 4"/>
  </office:meta>
</office:document-meta>
</file>